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23.183cm" svg:height="12.883cm" svg:x="6.03cm" svg:y="0.558cm">
            <draw:object draw:notify-on-update-of-ranges="Foglio1.A2:Foglio1.A2 Foglio1.A3:Foglio1.A30 Foglio1.B2:Foglio1.B2 Foglio1.B3:Foglio1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.77cm" svg:height="12.829cm" svg:x="5.81cm" svg:y="14.742cm">
            <draw:object draw:notify-on-update-of-ranges="Foglio1.A35:Foglio1.A58 Foglio1.B35:Foglio1.B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7.904cm" svg:height="12.901cm" svg:x="7.572cm" svg:y="35.098cm">
            <draw:object draw:notify-on-update-of-ranges="Foglio1.B64:Foglio1.B64 Foglio1.B65:Foglio1.B91 Foglio1.A64:Foglio1.A64 Foglio1.A65:Foglio1.A91 Foglio1.C64:Foglio1.C64 Foglio1.C65:Foglio1.C9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7.483cm" svg:height="9.586cm" svg:x="8.002cm" svg:y="48.58cm">
            <draw:object draw:notify-on-update-of-ranges="Foglio1.B95:Foglio1.B95 Foglio1.B96:Foglio1.B122 Foglio1.C95:Foglio1.C95 Foglio1.C96:Foglio1.C1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6.838cm" svg:height="13.177cm" svg:x="37.786cm" svg:y="35.016cm">
            <draw:object draw:notify-on-update-of-ranges="Foglio1.A64:Foglio1.A64 Foglio1.A65:Foglio1.A91 Foglio1.B64:Foglio1.B64 Foglio1.B65:Foglio1.B91 Foglio1.C64:Foglio1.C64 Foglio1.C65:Foglio1.C9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st without fil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string" calcext:value-type="string">
            <text:p>D415 measur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.995" calcext:value-type="float">
            <text:p>1,995</text:p>
          </table:table-cell>
          <table:table-cell office:value-type="float" office:value="1.924" calcext:value-type="float">
            <text:p>1,924</text:p>
          </table:table-cell>
          <table:table-cell/>
        </table:table-row>
        <table:table-row table:style-name="ro1">
          <table:table-cell office:value-type="float" office:value="2.505" calcext:value-type="float">
            <text:p>2,505</text:p>
          </table:table-cell>
          <table:table-cell office:value-type="float" office:value="2.446" calcext:value-type="float">
            <text:p>2,446</text:p>
          </table:table-cell>
          <table:table-cell/>
        </table:table-row>
        <table:table-row table:style-name="ro1">
          <table:table-cell office:value-type="float" office:value="2.981" calcext:value-type="float">
            <text:p>2,981</text:p>
          </table:table-cell>
          <table:table-cell office:value-type="float" office:value="2.964" calcext:value-type="float">
            <text:p>2,964</text:p>
          </table:table-cell>
          <table:table-cell/>
        </table:table-row>
        <table:table-row table:style-name="ro1">
          <table:table-cell office:value-type="float" office:value="3.497" calcext:value-type="float">
            <text:p>3,497</text:p>
          </table:table-cell>
          <table:table-cell office:value-type="float" office:value="3.451" calcext:value-type="float">
            <text:p>3,451</text:p>
          </table:table-cell>
          <table:table-cell/>
        </table:table-row>
        <table:table-row table:style-name="ro1">
          <table:table-cell office:value-type="float" office:value="4.055" calcext:value-type="float">
            <text:p>4,055</text:p>
          </table:table-cell>
          <table:table-cell office:value-type="float" office:value="4.026" calcext:value-type="float">
            <text:p>4,026</text:p>
          </table:table-cell>
          <table:table-cell/>
        </table:table-row>
        <table:table-row table:style-name="ro1">
          <table:table-cell office:value-type="float" office:value="4.551" calcext:value-type="float">
            <text:p>4,551</text:p>
          </table:table-cell>
          <table:table-cell office:value-type="float" office:value="4.55" calcext:value-type="float">
            <text:p>4,55</text:p>
          </table:table-cell>
          <table:table-cell/>
        </table:table-row>
        <table:table-row table:style-name="ro1">
          <table:table-cell office:value-type="float" office:value="5.023" calcext:value-type="float">
            <text:p>5,023</text:p>
          </table:table-cell>
          <table:table-cell office:value-type="float" office:value="5.065" calcext:value-type="float">
            <text:p>5,065</text:p>
          </table:table-cell>
          <table:table-cell/>
        </table:table-row>
        <table:table-row table:style-name="ro1">
          <table:table-cell office:value-type="float" office:value="5.493" calcext:value-type="float">
            <text:p>5,493</text:p>
          </table:table-cell>
          <table:table-cell office:value-type="float" office:value="5.583" calcext:value-type="float">
            <text:p>5,583</text:p>
          </table:table-cell>
          <table:table-cell/>
        </table:table-row>
        <table:table-row table:style-name="ro1">
          <table:table-cell office:value-type="float" office:value="6.021" calcext:value-type="float">
            <text:p>6,021</text:p>
          </table:table-cell>
          <table:table-cell office:value-type="float" office:value="6.08" calcext:value-type="float">
            <text:p>6,08</text:p>
          </table:table-cell>
          <table:table-cell/>
        </table:table-row>
        <table:table-row table:style-name="ro1">
          <table:table-cell office:value-type="float" office:value="6.503" calcext:value-type="float">
            <text:p>6,503</text:p>
          </table:table-cell>
          <table:table-cell office:value-type="float" office:value="6.565" calcext:value-type="float">
            <text:p>6,565</text:p>
          </table:table-cell>
          <table:table-cell/>
        </table:table-row>
        <table:table-row table:style-name="ro1">
          <table:table-cell office:value-type="float" office:value="7.054" calcext:value-type="float">
            <text:p>7,054</text:p>
          </table:table-cell>
          <table:table-cell office:value-type="float" office:value="7.248" calcext:value-type="float">
            <text:p>7,248</text:p>
          </table:table-cell>
          <table:table-cell/>
        </table:table-row>
        <table:table-row table:style-name="ro1">
          <table:table-cell office:value-type="float" office:value="7.528" calcext:value-type="float">
            <text:p>7,528</text:p>
          </table:table-cell>
          <table:table-cell office:value-type="float" office:value="7.655" calcext:value-type="float">
            <text:p>7,655</text:p>
          </table:table-cell>
          <table:table-cell/>
        </table:table-row>
        <table:table-row table:style-name="ro1">
          <table:table-cell office:value-type="float" office:value="8.062" calcext:value-type="float">
            <text:p>8,062</text:p>
          </table:table-cell>
          <table:table-cell office:value-type="float" office:value="8.314" calcext:value-type="float">
            <text:p>8,314</text:p>
          </table:table-cell>
          <table:table-cell/>
        </table:table-row>
        <table:table-row table:style-name="ro1">
          <table:table-cell office:value-type="float" office:value="8.508" calcext:value-type="float">
            <text:p>8,508</text:p>
          </table:table-cell>
          <table:table-cell office:value-type="float" office:value="8.685" calcext:value-type="float">
            <text:p>8,685</text:p>
          </table:table-cell>
          <table:table-cell/>
        </table:table-row>
        <table:table-row table:style-name="ro1">
          <table:table-cell office:value-type="float" office:value="9.006" calcext:value-type="float">
            <text:p>9,006</text:p>
          </table:table-cell>
          <table:table-cell office:value-type="float" office:value="9.126" calcext:value-type="float">
            <text:p>9,126</text:p>
          </table:table-cell>
          <table:table-cell/>
        </table:table-row>
        <table:table-row table:style-name="ro1">
          <table:table-cell office:value-type="float" office:value="9.452" calcext:value-type="float">
            <text:p>9,452</text:p>
          </table:table-cell>
          <table:table-cell office:value-type="float" office:value="9.872" calcext:value-type="float">
            <text:p>9,872</text:p>
          </table:table-cell>
          <table:table-cell/>
        </table:table-row>
        <table:table-row table:style-name="ro1">
          <table:table-cell office:value-type="float" office:value="10.089" calcext:value-type="float">
            <text:p>10,089</text:p>
          </table:table-cell>
          <table:table-cell office:value-type="float" office:value="10.433" calcext:value-type="float">
            <text:p>10,433</text:p>
          </table:table-cell>
          <table:table-cell/>
        </table:table-row>
        <table:table-row table:style-name="ro1">
          <table:table-cell office:value-type="float" office:value="10.508" calcext:value-type="float">
            <text:p>10,508</text:p>
          </table:table-cell>
          <table:table-cell office:value-type="float" office:value="10.952" calcext:value-type="float">
            <text:p>10,952</text:p>
          </table:table-cell>
          <table:table-cell/>
        </table:table-row>
        <table:table-row table:style-name="ro1">
          <table:table-cell office:value-type="float" office:value="11.042" calcext:value-type="float">
            <text:p>11,042</text:p>
          </table:table-cell>
          <table:table-cell office:value-type="float" office:value="11.176" calcext:value-type="float">
            <text:p>11,176</text:p>
          </table:table-cell>
          <table:table-cell/>
        </table:table-row>
        <table:table-row table:style-name="ro1">
          <table:table-cell office:value-type="float" office:value="11.479" calcext:value-type="float">
            <text:p>11,479</text:p>
          </table:table-cell>
          <table:table-cell office:value-type="float" office:value="11.764" calcext:value-type="float">
            <text:p>11,764</text:p>
          </table:table-cell>
          <table:table-cell/>
        </table:table-row>
        <table:table-row table:style-name="ro1">
          <table:table-cell office:value-type="float" office:value="11.982" calcext:value-type="float">
            <text:p>11,982</text:p>
          </table:table-cell>
          <table:table-cell office:value-type="float" office:value="12.476" calcext:value-type="float">
            <text:p>12,476</text:p>
          </table:table-cell>
          <table:table-cell/>
        </table:table-row>
        <table:table-row table:style-name="ro1">
          <table:table-cell office:value-type="float" office:value="12.518" calcext:value-type="float">
            <text:p>12,518</text:p>
          </table:table-cell>
          <table:table-cell office:value-type="float" office:value="13.197" calcext:value-type="float">
            <text:p>13,197</text:p>
          </table:table-cell>
          <table:table-cell/>
        </table:table-row>
        <table:table-row table:style-name="ro1">
          <table:table-cell office:value-type="float" office:value="13.013" calcext:value-type="float">
            <text:p>13,013</text:p>
          </table:table-cell>
          <table:table-cell office:value-type="float" office:value="13.712" calcext:value-type="float">
            <text:p>13,712</text:p>
          </table:table-cell>
          <table:table-cell/>
        </table:table-row>
        <table:table-row table:style-name="ro1">
          <table:table-cell office:value-type="float" office:value="13.579" calcext:value-type="float">
            <text:p>13,579</text:p>
          </table:table-cell>
          <table:table-cell office:value-type="float" office:value="14.219" calcext:value-type="float">
            <text:p>14,219</text:p>
          </table:table-cell>
          <table:table-cell/>
        </table:table-row>
        <table:table-row table:style-name="ro1">
          <table:table-cell office:value-type="float" office:value="14.084" calcext:value-type="float">
            <text:p>14,084</text:p>
          </table:table-cell>
          <table:table-cell office:value-type="float" office:value="14.897" calcext:value-type="float">
            <text:p>14,897</text:p>
          </table:table-cell>
          <table:table-cell/>
        </table:table-row>
        <table:table-row table:style-name="ro1">
          <table:table-cell office:value-type="float" office:value="14.509" calcext:value-type="float">
            <text:p>14,509</text:p>
          </table:table-cell>
          <table:table-cell office:value-type="float" office:value="15.536" calcext:value-type="float">
            <text:p>15,536</text:p>
          </table:table-cell>
          <table:table-cell/>
        </table:table-row>
        <table:table-row table:style-name="ro1">
          <table:table-cell office:value-type="float" office:value="15.052" calcext:value-type="float">
            <text:p>15,052</text:p>
          </table:table-cell>
          <table:table-cell office:value-type="float" office:value="16.592" calcext:value-type="float">
            <text:p>16,592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est with fil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string" calcext:value-type="string">
            <text:p>D415 measure</text:p>
          </table:table-cell>
          <table:table-cell/>
        </table:table-row>
        <table:table-row table:style-name="ro1">
          <table:table-cell office:value-type="float" office:value="1.992" calcext:value-type="float">
            <text:p>1,992</text:p>
          </table:table-cell>
          <table:table-cell office:value-type="float" office:value="1.988" calcext:value-type="float">
            <text:p>1,988</text:p>
          </table:table-cell>
          <table:table-cell/>
        </table:table-row>
        <table:table-row table:style-name="ro1">
          <table:table-cell office:value-type="float" office:value="2.558" calcext:value-type="float">
            <text:p>2,558</text:p>
          </table:table-cell>
          <table:table-cell office:value-type="float" office:value="2.54" calcext:value-type="float">
            <text:p>2,54</text:p>
          </table:table-cell>
          <table:table-cell/>
        </table:table-row>
        <table:table-row table:style-name="ro1">
          <table:table-cell office:value-type="float" office:value="2.985" calcext:value-type="float">
            <text:p>2,985</text:p>
          </table:table-cell>
          <table:table-cell office:value-type="float" office:value="2.972" calcext:value-type="float">
            <text:p>2,972</text:p>
          </table:table-cell>
          <table:table-cell/>
        </table:table-row>
        <table:table-row table:style-name="ro1">
          <table:table-cell office:value-type="float" office:value="3.527" calcext:value-type="float">
            <text:p>3,527</text:p>
          </table:table-cell>
          <table:table-cell office:value-type="float" office:value="3.487" calcext:value-type="float">
            <text:p>3,487</text:p>
          </table:table-cell>
          <table:table-cell/>
        </table:table-row>
        <table:table-row table:style-name="ro1">
          <table:table-cell office:value-type="float" office:value="4.07" calcext:value-type="float">
            <text:p>4,07</text:p>
          </table:table-cell>
          <table:table-cell office:value-type="float" office:value="4.031" calcext:value-type="float">
            <text:p>4,031</text:p>
          </table:table-cell>
          <table:table-cell/>
        </table:table-row>
        <table:table-row table:style-name="ro1">
          <table:table-cell office:value-type="float" office:value="4.51" calcext:value-type="float">
            <text:p>4,51</text:p>
          </table:table-cell>
          <table:table-cell office:value-type="float" office:value="4.562" calcext:value-type="float">
            <text:p>4,562</text:p>
          </table:table-cell>
          <table:table-cell/>
        </table:table-row>
        <table:table-row table:style-name="ro1">
          <table:table-cell office:value-type="float" office:value="5.087" calcext:value-type="float">
            <text:p>5,087</text:p>
          </table:table-cell>
          <table:table-cell office:value-type="float" office:value="5.127" calcext:value-type="float">
            <text:p>5,127</text:p>
          </table:table-cell>
          <table:table-cell/>
        </table:table-row>
        <table:table-row table:style-name="ro1">
          <table:table-cell office:value-type="float" office:value="5.475" calcext:value-type="float">
            <text:p>5,475</text:p>
          </table:table-cell>
          <table:table-cell office:value-type="float" office:value="5.535" calcext:value-type="float">
            <text:p>5,535</text:p>
          </table:table-cell>
          <table:table-cell/>
        </table:table-row>
        <table:table-row table:style-name="ro1">
          <table:table-cell office:value-type="float" office:value="5.994" calcext:value-type="float">
            <text:p>5,994</text:p>
          </table:table-cell>
          <table:table-cell office:value-type="float" office:value="6.054" calcext:value-type="float">
            <text:p>6,054</text:p>
          </table:table-cell>
          <table:table-cell/>
        </table:table-row>
        <table:table-row table:style-name="ro1">
          <table:table-cell office:value-type="float" office:value="6.515" calcext:value-type="float">
            <text:p>6,515</text:p>
          </table:table-cell>
          <table:table-cell office:value-type="float" office:value="6.554" calcext:value-type="float">
            <text:p>6,554</text:p>
          </table:table-cell>
          <table:table-cell/>
        </table:table-row>
        <table:table-row table:style-name="ro1">
          <table:table-cell office:value-type="float" office:value="7.03" calcext:value-type="float">
            <text:p>7,03</text:p>
          </table:table-cell>
          <table:table-cell office:value-type="float" office:value="7.157" calcext:value-type="float">
            <text:p>7,157</text:p>
          </table:table-cell>
          <table:table-cell/>
        </table:table-row>
        <table:table-row table:style-name="ro1">
          <table:table-cell office:value-type="float" office:value="7.502" calcext:value-type="float">
            <text:p>7,502</text:p>
          </table:table-cell>
          <table:table-cell office:value-type="float" office:value="7.536" calcext:value-type="float">
            <text:p>7,536</text:p>
          </table:table-cell>
          <table:table-cell/>
        </table:table-row>
        <table:table-row table:style-name="ro1">
          <table:table-cell office:value-type="float" office:value="8.129" calcext:value-type="float">
            <text:p>8,129</text:p>
          </table:table-cell>
          <table:table-cell office:value-type="float" office:value="8.338" calcext:value-type="float">
            <text:p>8,338</text:p>
          </table:table-cell>
          <table:table-cell/>
        </table:table-row>
        <table:table-row table:style-name="ro1">
          <table:table-cell office:value-type="float" office:value="8.517" calcext:value-type="float">
            <text:p>8,517</text:p>
          </table:table-cell>
          <table:table-cell office:value-type="float" office:value="8.685" calcext:value-type="float">
            <text:p>8,685</text:p>
          </table:table-cell>
          <table:table-cell/>
        </table:table-row>
        <table:table-row table:style-name="ro1">
          <table:table-cell office:value-type="float" office:value="9.015" calcext:value-type="float">
            <text:p>9,015</text:p>
          </table:table-cell>
          <table:table-cell office:value-type="float" office:value="9.044" calcext:value-type="float">
            <text:p>9,044</text:p>
          </table:table-cell>
          <table:table-cell/>
        </table:table-row>
        <table:table-row table:style-name="ro1">
          <table:table-cell office:value-type="float" office:value="9.488" calcext:value-type="float">
            <text:p>9,488</text:p>
          </table:table-cell>
          <table:table-cell office:value-type="float" office:value="9.648" calcext:value-type="float">
            <text:p>9,648</text:p>
          </table:table-cell>
          <table:table-cell/>
        </table:table-row>
        <table:table-row table:style-name="ro1">
          <table:table-cell office:value-type="float" office:value="10.061" calcext:value-type="float">
            <text:p>10,061</text:p>
          </table:table-cell>
          <table:table-cell office:value-type="float" office:value="10.407" calcext:value-type="float">
            <text:p>10,407</text:p>
          </table:table-cell>
          <table:table-cell/>
        </table:table-row>
        <table:table-row table:style-name="ro1">
          <table:table-cell office:value-type="float" office:value="10.569" calcext:value-type="float">
            <text:p>10,569</text:p>
          </table:table-cell>
          <table:table-cell office:value-type="float" office:value="10.725" calcext:value-type="float">
            <text:p>10,725</text:p>
          </table:table-cell>
          <table:table-cell/>
        </table:table-row>
        <table:table-row table:style-name="ro1">
          <table:table-cell office:value-type="float" office:value="11.099" calcext:value-type="float">
            <text:p>11,099</text:p>
          </table:table-cell>
          <table:table-cell office:value-type="float" office:value="11.17" calcext:value-type="float">
            <text:p>11,17</text:p>
          </table:table-cell>
          <table:table-cell/>
        </table:table-row>
        <table:table-row table:style-name="ro1">
          <table:table-cell office:value-type="float" office:value="11.564" calcext:value-type="float">
            <text:p>11,564</text:p>
          </table:table-cell>
          <table:table-cell office:value-type="float" office:value="11.78" calcext:value-type="float">
            <text:p>11,78</text:p>
          </table:table-cell>
          <table:table-cell/>
        </table:table-row>
        <table:table-row table:style-name="ro1">
          <table:table-cell office:value-type="float" office:value="12.001" calcext:value-type="float">
            <text:p>12,001</text:p>
          </table:table-cell>
          <table:table-cell office:value-type="float" office:value="12.469" calcext:value-type="float">
            <text:p>12,469</text:p>
          </table:table-cell>
          <table:table-cell/>
        </table:table-row>
        <table:table-row table:style-name="ro1">
          <table:table-cell office:value-type="float" office:value="12.48" calcext:value-type="float">
            <text:p>12,48</text:p>
          </table:table-cell>
          <table:table-cell office:value-type="float" office:value="12.848" calcext:value-type="float">
            <text:p>12,848</text:p>
          </table:table-cell>
          <table:table-cell/>
        </table:table-row>
        <table:table-row table:style-name="ro1">
          <table:table-cell office:value-type="float" office:value="13.007" calcext:value-type="float">
            <text:p>13,007</text:p>
          </table:table-cell>
          <table:table-cell office:value-type="float" office:value="13.206" calcext:value-type="float">
            <text:p>13,206</text:p>
          </table:table-cell>
          <table:table-cell/>
        </table:table-row>
        <table:table-row table:style-name="ro1">
          <table:table-cell office:value-type="float" office:value="13.543" calcext:value-type="float">
            <text:p>13,543</text:p>
          </table:table-cell>
          <table:table-cell office:value-type="float" office:value="13.874" calcext:value-type="float">
            <text:p>13,874</text:p>
          </table:table-cell>
          <table:table-cell/>
        </table:table-row>
        <table:table-row table:style-name="ro1">
          <table:table-cell office:value-type="float" office:value="14.012" calcext:value-type="float">
            <text:p>14,012</text:p>
          </table:table-cell>
          <table:table-cell office:value-type="float" office:value="14.359" calcext:value-type="float">
            <text:p>14,359</text:p>
          </table:table-cell>
          <table:table-cell/>
        </table:table-row>
        <table:table-row table:style-name="ro1">
          <table:table-cell office:value-type="float" office:value="14.509" calcext:value-type="float">
            <text:p>14,509</text:p>
          </table:table-cell>
          <table:table-cell office:value-type="float" office:value="14.759" calcext:value-type="float">
            <text:p>14,759</text:p>
          </table:table-cell>
          <table:table-cell/>
        </table:table-row>
        <table:table-row table:style-name="ro1">
          <table:table-cell office:value-type="float" office:value="15.045" calcext:value-type="float">
            <text:p>15,045</text:p>
          </table:table-cell>
          <table:table-cell office:value-type="float" office:value="15.539" calcext:value-type="float">
            <text:p>15,539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ground truth</text:p>
          </table:table-cell>
          <table:table-cell office:value-type="string" calcext:value-type="string">
            <text:p>no filter</text:p>
          </table:table-cell>
          <table:table-cell office:value-type="string" calcext:value-type="string">
            <text:p>fil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+([.A65]-[.A4])" office:value-type="float" office:value="1.929" calcext:value-type="float">
            <text:p>1,929</text:p>
          </table:table-cell>
          <table:table-cell table:formula="of:=[.B35]+([.A65]-[.A35])" office:value-type="float" office:value="1.996" calcext:value-type="float">
            <text:p>1,996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441" calcext:value-type="float">
            <text:p>2,441</text:p>
          </table:table-cell>
          <table:table-cell table:formula="of:=[.B36]+([.A66]-[.A36])" office:value-type="float" office:value="2.482" calcext:value-type="float">
            <text:p>2,4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6]+([.A67]-[.A6])" office:value-type="float" office:value="2.983" calcext:value-type="float">
            <text:p>2,983</text:p>
          </table:table-cell>
          <table:table-cell table:formula="of:=[.B37]+([.A67]-[.A37])" office:value-type="float" office:value="2.987" calcext:value-type="float">
            <text:p>2,987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[.B7]+([.A68]-[.A7])" office:value-type="float" office:value="3.454" calcext:value-type="float">
            <text:p>3,454</text:p>
          </table:table-cell>
          <table:table-cell table:formula="of:=[.B38]+([.A68]-[.A38])" office:value-type="float" office:value="3.46" calcext:value-type="float">
            <text:p>3,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]+([.A69]-[.A8])" office:value-type="float" office:value="3.971" calcext:value-type="float">
            <text:p>3,971</text:p>
          </table:table-cell>
          <table:table-cell table:formula="of:=[.B39]+([.A69]-[.A39])" office:value-type="float" office:value="3.961" calcext:value-type="float">
            <text:p>3,961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.B9]+([.A70]-[.A9])" office:value-type="float" office:value="4.499" calcext:value-type="float">
            <text:p>4,499</text:p>
          </table:table-cell>
          <table:table-cell table:formula="of:=[.B40]+([.A70]-[.A40])" office:value-type="float" office:value="4.552" calcext:value-type="float">
            <text:p>4,5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]+([.A71]-[.A10])" office:value-type="float" office:value="5.042" calcext:value-type="float">
            <text:p>5,042</text:p>
          </table:table-cell>
          <table:table-cell table:formula="of:=[.B41]+([.A71]-[.A41])" office:value-type="float" office:value="5.04" calcext:value-type="float">
            <text:p>5,04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[.B11]+([.A72]-[.A11])" office:value-type="float" office:value="5.59" calcext:value-type="float">
            <text:p>5,59</text:p>
          </table:table-cell>
          <table:table-cell table:formula="of:=[.B42]+([.A72]-[.A42])" office:value-type="float" office:value="5.56" calcext:value-type="float">
            <text:p>5,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]+([.A73]-[.A12])" office:value-type="float" office:value="6.059" calcext:value-type="float">
            <text:p>6,059</text:p>
          </table:table-cell>
          <table:table-cell table:formula="of:=[.B43]+([.A73]-[.A43])" office:value-type="float" office:value="6.06" calcext:value-type="float">
            <text:p>6,0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[.B13]+([.A74]-[.A13])" office:value-type="float" office:value="6.562" calcext:value-type="float">
            <text:p>6,562</text:p>
          </table:table-cell>
          <table:table-cell table:formula="of:=[.B44]+([.A74]-[.A44])" office:value-type="float" office:value="6.539" calcext:value-type="float">
            <text:p>6,5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]+([.A75]-[.A14])" office:value-type="float" office:value="7.194" calcext:value-type="float">
            <text:p>7,194</text:p>
          </table:table-cell>
          <table:table-cell table:formula="of:=[.B45]+([.A75]-[.A45])" office:value-type="float" office:value="7.127" calcext:value-type="float">
            <text:p>7,12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table:formula="of:=[.B15]+([.A76]-[.A15])" office:value-type="float" office:value="7.627" calcext:value-type="float">
            <text:p>7,627</text:p>
          </table:table-cell>
          <table:table-cell table:formula="of:=[.B46]+([.A76]-[.A46])" office:value-type="float" office:value="7.534" calcext:value-type="float">
            <text:p>7,5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]+([.A77]-[.A16])" office:value-type="float" office:value="8.252" calcext:value-type="float">
            <text:p>8,252</text:p>
          </table:table-cell>
          <table:table-cell table:formula="of:=[.B47]+([.A77]-[.A47])" office:value-type="float" office:value="8.209" calcext:value-type="float">
            <text:p>8,209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table:formula="of:=[.B17]+([.A78]-[.A17])" office:value-type="float" office:value="8.677" calcext:value-type="float">
            <text:p>8,677</text:p>
          </table:table-cell>
          <table:table-cell table:formula="of:=[.B48]+([.A78]-[.A48])" office:value-type="float" office:value="8.668" calcext:value-type="float">
            <text:p>8,6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]+([.A79]-[.A18])" office:value-type="float" office:value="9.12" calcext:value-type="float">
            <text:p>9,12</text:p>
          </table:table-cell>
          <table:table-cell table:formula="of:=[.B49]+([.A79]-[.A49])" office:value-type="float" office:value="9.029" calcext:value-type="float">
            <text:p>9,029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table:formula="of:=[.B19]+([.A80]-[.A19])" office:value-type="float" office:value="9.92" calcext:value-type="float">
            <text:p>9,92</text:p>
          </table:table-cell>
          <table:table-cell table:formula="of:=[.B50]+([.A80]-[.A50])" office:value-type="float" office:value="9.66" calcext:value-type="float">
            <text:p>9,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]+([.A81]-[.A20])" office:value-type="float" office:value="10.344" calcext:value-type="float">
            <text:p>10,344</text:p>
          </table:table-cell>
          <table:table-cell table:formula="of:=[.B51]+([.A81]-[.A51])" office:value-type="float" office:value="10.346" calcext:value-type="float">
            <text:p>10,346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table:formula="of:=[.B21]+([.A82]-[.A21])" office:value-type="float" office:value="10.944" calcext:value-type="float">
            <text:p>10,944</text:p>
          </table:table-cell>
          <table:table-cell table:formula="of:=[.B52]+([.A82]-[.A52])" office:value-type="float" office:value="10.656" calcext:value-type="float">
            <text:p>10,6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]+([.A83]-[.A22])" office:value-type="float" office:value="11.134" calcext:value-type="float">
            <text:p>11,134</text:p>
          </table:table-cell>
          <table:table-cell table:formula="of:=[.B53]+([.A83]-[.A53])" office:value-type="float" office:value="11.071" calcext:value-type="float">
            <text:p>11,071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table:formula="of:=[.B23]+([.A84]-[.A23])" office:value-type="float" office:value="11.785" calcext:value-type="float">
            <text:p>11,785</text:p>
          </table:table-cell>
          <table:table-cell table:formula="of:=[.B54]+([.A84]-[.A54])" office:value-type="float" office:value="11.716" calcext:value-type="float">
            <text:p>11,7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]+([.A85]-[.A24])" office:value-type="float" office:value="12.494" calcext:value-type="float">
            <text:p>12,494</text:p>
          </table:table-cell>
          <table:table-cell table:formula="of:=[.B55]+([.A85]-[.A55])" office:value-type="float" office:value="12.468" calcext:value-type="float">
            <text:p>12,468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table:formula="of:=[.B25]+([.A86]-[.A25])" office:value-type="float" office:value="13.179" calcext:value-type="float">
            <text:p>13,179</text:p>
          </table:table-cell>
          <table:table-cell table:formula="of:=[.B56]+([.A86]-[.A56])" office:value-type="float" office:value="12.868" calcext:value-type="float">
            <text:p>12,8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6]+([.A87]-[.A26])" office:value-type="float" office:value="13.699" calcext:value-type="float">
            <text:p>13,699</text:p>
          </table:table-cell>
          <table:table-cell table:formula="of:=[.B57]+([.A87]-[.A57])" office:value-type="float" office:value="13.199" calcext:value-type="float">
            <text:p>13,199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table:formula="of:=[.B27]+([.A88]-[.A27])" office:value-type="float" office:value="14.14" calcext:value-type="float">
            <text:p>14,14</text:p>
          </table:table-cell>
          <table:table-cell table:formula="of:=[.B58]+([.A88]-[.A58])" office:value-type="float" office:value="13.831" calcext:value-type="float">
            <text:p>13,8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]+([.A89]-[.A28])" office:value-type="float" office:value="14.813" calcext:value-type="float">
            <text:p>14,813</text:p>
          </table:table-cell>
          <table:table-cell table:formula="of:=[.B59]+([.A89]-[.A59])" office:value-type="float" office:value="14.347" calcext:value-type="float">
            <text:p>14,347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table:formula="of:=[.B29]+([.A90]-[.A29])" office:value-type="float" office:value="15.527" calcext:value-type="float">
            <text:p>15,527</text:p>
          </table:table-cell>
          <table:table-cell table:formula="of:=[.B60]+([.A90]-[.A60])" office:value-type="float" office:value="14.75" calcext:value-type="float">
            <text:p>14,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]+([.A91]-[.A30])" office:value-type="float" office:value="16.54" calcext:value-type="float">
            <text:p>16,54</text:p>
          </table:table-cell>
          <table:table-cell table:formula="of:=[.B61]+([.A91]-[.A61])" office:value-type="float" office:value="15.494" calcext:value-type="float">
            <text:p>15,494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filter</text:p>
          </table:table-cell>
          <table:table-cell office:value-type="string" calcext:value-type="string">
            <text:p>no fil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5]-[.C65]" office:value-type="float" office:value="0.004" calcext:value-type="float">
            <text:p>0,004</text:p>
          </table:table-cell>
          <table:table-cell table:formula="of:=[.A65]-[.B65]" office:value-type="float" office:value="0.0710000000000002" calcext:value-type="float">
            <text:p>0,071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table:formula="of:=[.A66]-[.C66]" office:value-type="float" office:value="0.0179999999999998" calcext:value-type="float">
            <text:p>0,018</text:p>
          </table:table-cell>
          <table:table-cell table:formula="of:=[.A66]-[.B66]" office:value-type="float" office:value="0.0590000000000002" calcext:value-type="float">
            <text:p>0,0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67]-[.C67]" office:value-type="float" office:value="0.0129999999999999" calcext:value-type="float">
            <text:p>0,013</text:p>
          </table:table-cell>
          <table:table-cell table:formula="of:=[.A67]-[.B67]" office:value-type="float" office:value="0.0169999999999999" calcext:value-type="float">
            <text:p>0,017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[.A68]-[.C68]" office:value-type="float" office:value="0.04" calcext:value-type="float">
            <text:p>0,04</text:p>
          </table:table-cell>
          <table:table-cell table:formula="of:=[.A68]-[.B68]" office:value-type="float" office:value="0.0459999999999998" calcext:value-type="float">
            <text:p>0,0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9]-[.C69]" office:value-type="float" office:value="0.0390000000000006" calcext:value-type="float">
            <text:p>0,039000000000001</text:p>
          </table:table-cell>
          <table:table-cell table:formula="of:=[.A69]-[.B69]" office:value-type="float" office:value="0.0289999999999999" calcext:value-type="float">
            <text:p>0,029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.A70]-[.C70]" office:value-type="float" office:value="-0.0520000000000005" calcext:value-type="float">
            <text:p>-0,052000000000001</text:p>
          </table:table-cell>
          <table:table-cell table:formula="of:=[.A70]-[.B70]" office:value-type="float" office:value="0.00100000000000033" calcext:value-type="float">
            <text:p>0,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1]-[.C71]" office:value-type="float" office:value="-0.04" calcext:value-type="float">
            <text:p>-0,04</text:p>
          </table:table-cell>
          <table:table-cell table:formula="of:=[.A71]-[.B71]" office:value-type="float" office:value="-0.0420000000000007" calcext:value-type="float">
            <text:p>-0,042000000000001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[.A72]-[.C72]" office:value-type="float" office:value="-0.0600000000000005" calcext:value-type="float">
            <text:p>-0,060000000000001</text:p>
          </table:table-cell>
          <table:table-cell table:formula="of:=[.A72]-[.B72]" office:value-type="float" office:value="-0.0899999999999999" calcext:value-type="float">
            <text:p>-0,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3]-[.C73]" office:value-type="float" office:value="-0.0600000000000005" calcext:value-type="float">
            <text:p>-0,060000000000001</text:p>
          </table:table-cell>
          <table:table-cell table:formula="of:=[.A73]-[.B73]" office:value-type="float" office:value="-0.0590000000000002" calcext:value-type="float">
            <text:p>-0,059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[.A74]-[.C74]" office:value-type="float" office:value="-0.0390000000000006" calcext:value-type="float">
            <text:p>-0,039000000000001</text:p>
          </table:table-cell>
          <table:table-cell table:formula="of:=[.A74]-[.B74]" office:value-type="float" office:value="-0.0620000000000003" calcext:value-type="float">
            <text:p>-0,0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5]-[.C75]" office:value-type="float" office:value="-0.127" calcext:value-type="float">
            <text:p>-0,127</text:p>
          </table:table-cell>
          <table:table-cell table:formula="of:=[.A75]-[.B75]" office:value-type="float" office:value="-0.194" calcext:value-type="float">
            <text:p>-0,194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table:formula="of:=[.A76]-[.C76]" office:value-type="float" office:value="-0.0339999999999998" calcext:value-type="float">
            <text:p>-0,034</text:p>
          </table:table-cell>
          <table:table-cell table:formula="of:=[.A76]-[.B76]" office:value-type="float" office:value="-0.127" calcext:value-type="float">
            <text:p>-0,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77]-[.C77]" office:value-type="float" office:value="-0.209" calcext:value-type="float">
            <text:p>-0,209</text:p>
          </table:table-cell>
          <table:table-cell table:formula="of:=[.A77]-[.B77]" office:value-type="float" office:value="-0.252000000000001" calcext:value-type="float">
            <text:p>-0,252000000000001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table:formula="of:=[.A78]-[.C78]" office:value-type="float" office:value="-0.168000000000001" calcext:value-type="float">
            <text:p>-0,168000000000001</text:p>
          </table:table-cell>
          <table:table-cell table:formula="of:=[.A78]-[.B78]" office:value-type="float" office:value="-0.177000000000001" calcext:value-type="float">
            <text:p>-0,177000000000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79]-[.C79]" office:value-type="float" office:value="-0.0289999999999999" calcext:value-type="float">
            <text:p>-0,029</text:p>
          </table:table-cell>
          <table:table-cell table:formula="of:=[.A79]-[.B79]" office:value-type="float" office:value="-0.119999999999999" calcext:value-type="float">
            <text:p>-0,119999999999999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table:formula="of:=[.A80]-[.C80]" office:value-type="float" office:value="-0.16" calcext:value-type="float">
            <text:p>-0,16</text:p>
          </table:table-cell>
          <table:table-cell table:formula="of:=[.A80]-[.B80]" office:value-type="float" office:value="-0.42" calcext:value-type="float">
            <text:p>-0,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81]-[.C81]" office:value-type="float" office:value="-0.346" calcext:value-type="float">
            <text:p>-0,346</text:p>
          </table:table-cell>
          <table:table-cell table:formula="of:=[.A81]-[.B81]" office:value-type="float" office:value="-0.343999999999999" calcext:value-type="float">
            <text:p>-0,343999999999999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table:formula="of:=[.A82]-[.C82]" office:value-type="float" office:value="-0.155999999999999" calcext:value-type="float">
            <text:p>-0,155999999999999</text:p>
          </table:table-cell>
          <table:table-cell table:formula="of:=[.A82]-[.B82]" office:value-type="float" office:value="-0.444000000000001" calcext:value-type="float">
            <text:p>-0,4440000000000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83]-[.C83]" office:value-type="float" office:value="-0.0709999999999997" calcext:value-type="float">
            <text:p>-0,071</text:p>
          </table:table-cell>
          <table:table-cell table:formula="of:=[.A83]-[.B83]" office:value-type="float" office:value="-0.134" calcext:value-type="float">
            <text:p>-0,134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table:formula="of:=[.A84]-[.C84]" office:value-type="float" office:value="-0.215999999999999" calcext:value-type="float">
            <text:p>-0,215999999999999</text:p>
          </table:table-cell>
          <table:table-cell table:formula="of:=[.A84]-[.B84]" office:value-type="float" office:value="-0.285" calcext:value-type="float">
            <text:p>-0,2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85]-[.C85]" office:value-type="float" office:value="-0.468" calcext:value-type="float">
            <text:p>-0,468</text:p>
          </table:table-cell>
          <table:table-cell table:formula="of:=[.A85]-[.B85]" office:value-type="float" office:value="-0.494000000000002" calcext:value-type="float">
            <text:p>-0,494000000000002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table:formula="of:=[.A86]-[.C86]" office:value-type="float" office:value="-0.368" calcext:value-type="float">
            <text:p>-0,368</text:p>
          </table:table-cell>
          <table:table-cell table:formula="of:=[.A86]-[.B86]" office:value-type="float" office:value="-0.678999999999999" calcext:value-type="float">
            <text:p>-0,678999999999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87]-[.C87]" office:value-type="float" office:value="-0.199" calcext:value-type="float">
            <text:p>-0,199</text:p>
          </table:table-cell>
          <table:table-cell table:formula="of:=[.A87]-[.B87]" office:value-type="float" office:value="-0.699" calcext:value-type="float">
            <text:p>-0,699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table:formula="of:=[.A88]-[.C88]" office:value-type="float" office:value="-0.331000000000001" calcext:value-type="float">
            <text:p>-0,331000000000001</text:p>
          </table:table-cell>
          <table:table-cell table:formula="of:=[.A88]-[.B88]" office:value-type="float" office:value="-0.639999999999999" calcext:value-type="float">
            <text:p>-0,6399999999999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89]-[.C89]" office:value-type="float" office:value="-0.347" calcext:value-type="float">
            <text:p>-0,347</text:p>
          </table:table-cell>
          <table:table-cell table:formula="of:=[.A89]-[.B89]" office:value-type="float" office:value="-0.813000000000001" calcext:value-type="float">
            <text:p>-0,813000000000001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table:formula="of:=[.A90]-[.C90]" office:value-type="float" office:value="-0.25" calcext:value-type="float">
            <text:p>-0,25</text:p>
          </table:table-cell>
          <table:table-cell table:formula="of:=[.A90]-[.B90]" office:value-type="float" office:value="-1.027" calcext:value-type="float">
            <text:p>-1,0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91]-[.C91]" office:value-type="float" office:value="-0.494" calcext:value-type="float">
            <text:p>-0,494</text:p>
          </table:table-cell>
          <table:table-cell table:formula="of:=[.A91]-[.B91]" office:value-type="float" office:value="-1.54" calcext:value-type="float">
            <text:p>-1,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20:43:28.31160991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1T16:27:15.515463935</meta:creation-date>
    <dc:date>2020-06-12T13:32:36.245514432</dc:date>
    <meta:editing-duration>PT18H10M44S</meta:editing-duration>
    <meta:editing-cycles>5</meta:editing-cycles>
    <meta:generator>LibreOffice/6.4.2.2$Linux_X86_64 LibreOffice_project/40$Build-2</meta:generator>
    <meta:document-statistic meta:table-count="1" meta:cell-count="281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184cm" svg:height="12.884cm" xlink:href=".." xlink:type="simple" chart:class="chart:bar" chart:style-name="ch1">
        <chart:title svg:x="9.868cm" svg:y="0.393cm" chart:style-name="ch2">
          <text:p>test without filter</text:p>
        </chart:title>
        <chart:legend chart:legend-position="end" svg:x="20.206cm" svg:y="5.894cm" style:legend-expansion="high" chart:style-name="ch3"/>
        <chart:plot-area chart:style-name="ch4" table:cell-range-address="Foglio1.A2:Foglio1.B30" chart:data-source-has-labels="row" svg:x="1.474cm" svg:y="1.429cm" svg:width="18.269cm" svg:height="10.217cm">
          <chartooo:coordinate-region svg:x="2.095cm" svg:y="1.628cm" svg:width="17.648cm" svg:height="9.371cm"/>
          <chart:axis chart:dimension="x" chart:name="primary-x" chart:style-name="ch5">
            <chart:title svg:x="9.479cm" svg:y="11.903cm" chart:style-name="ch6">
              <text:p>measurements</text:p>
            </chart:title>
          </chart:axis>
          <chart:axis chart:dimension="y" chart:name="primary-y" chart:style-name="ch7">
            <chart:title svg:x="0.451cm" svg:y="7.084cm" chart:style-name="ch8">
              <text:p>meter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Foglio1.A3:Foglio1.A30" chart:label-cell-address="Foglio1.A2:Foglio1.A2" chart:class="chart:bar">
            <chart:data-point chart:repeated="28"/>
          </chart:series>
          <chart:series chart:style-name="ch12" chart:values-cell-range-address="Foglio1.B3:Foglio1.B30" chart:label-cell-address="Foglio1.B2:Foglio1.B2" chart:class="chart:ba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ound truth</text:p>
                <draw:g>
                  <svg:desc>Foglio1.A2:Foglio1.A2</svg:desc>
                </draw:g>
              </table:table-cell>
              <table:table-cell office:value-type="string">
                <text:p>D415 measure</text:p>
                <draw:g>
                  <svg:desc>Foglio1.B2:Foglio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Foglio1.A3:Foglio1.A30</svg:desc>
                </draw:g>
              </table:table-cell>
              <table:table-cell office:value-type="float" office:value="NaN">
                <text:p>NaN</text:p>
                <draw:g>
                  <svg:desc>Foglio1.B3:Foglio1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95">
                <text:p>1.995</text:p>
              </table:table-cell>
              <table:table-cell office:value-type="float" office:value="1.924">
                <text:p>1.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05">
                <text:p>2.505</text:p>
              </table:table-cell>
              <table:table-cell office:value-type="float" office:value="2.446">
                <text:p>2.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81">
                <text:p>2.981</text:p>
              </table:table-cell>
              <table:table-cell office:value-type="float" office:value="2.964">
                <text:p>2.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97">
                <text:p>3.497</text:p>
              </table:table-cell>
              <table:table-cell office:value-type="float" office:value="3.451">
                <text:p>3.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55">
                <text:p>4.055</text:p>
              </table:table-cell>
              <table:table-cell office:value-type="float" office:value="4.026">
                <text:p>4.0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51">
                <text:p>4.551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23">
                <text:p>5.023</text:p>
              </table:table-cell>
              <table:table-cell office:value-type="float" office:value="5.065">
                <text:p>5.0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493">
                <text:p>5.493</text:p>
              </table:table-cell>
              <table:table-cell office:value-type="float" office:value="5.583">
                <text:p>5.5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021">
                <text:p>6.021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503">
                <text:p>6.503</text:p>
              </table:table-cell>
              <table:table-cell office:value-type="float" office:value="6.565">
                <text:p>6.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054">
                <text:p>7.054</text:p>
              </table:table-cell>
              <table:table-cell office:value-type="float" office:value="7.248">
                <text:p>7.2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528">
                <text:p>7.528</text:p>
              </table:table-cell>
              <table:table-cell office:value-type="float" office:value="7.655">
                <text:p>7.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062">
                <text:p>8.062</text:p>
              </table:table-cell>
              <table:table-cell office:value-type="float" office:value="8.314">
                <text:p>8.3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508">
                <text:p>8.508</text:p>
              </table:table-cell>
              <table:table-cell office:value-type="float" office:value="8.685">
                <text:p>8.6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006">
                <text:p>9.006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452">
                <text:p>9.452</text:p>
              </table:table-cell>
              <table:table-cell office:value-type="float" office:value="9.872">
                <text:p>9.8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089">
                <text:p>10.089</text:p>
              </table:table-cell>
              <table:table-cell office:value-type="float" office:value="10.433">
                <text:p>10.4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508">
                <text:p>10.508</text:p>
              </table:table-cell>
              <table:table-cell office:value-type="float" office:value="10.952">
                <text:p>10.9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042">
                <text:p>11.042</text:p>
              </table:table-cell>
              <table:table-cell office:value-type="float" office:value="11.176">
                <text:p>11.1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479">
                <text:p>11.479</text:p>
              </table:table-cell>
              <table:table-cell office:value-type="float" office:value="11.764">
                <text:p>11.7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982">
                <text:p>11.982</text:p>
              </table:table-cell>
              <table:table-cell office:value-type="float" office:value="12.476">
                <text:p>12.4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518">
                <text:p>12.518</text:p>
              </table:table-cell>
              <table:table-cell office:value-type="float" office:value="13.197">
                <text:p>13.1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013">
                <text:p>13.013</text:p>
              </table:table-cell>
              <table:table-cell office:value-type="float" office:value="13.712">
                <text:p>13.7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579">
                <text:p>13.579</text:p>
              </table:table-cell>
              <table:table-cell office:value-type="float" office:value="14.219">
                <text:p>14.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084">
                <text:p>14.084</text:p>
              </table:table-cell>
              <table:table-cell office:value-type="float" office:value="14.897">
                <text:p>14.8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509">
                <text:p>14.509</text:p>
              </table:table-cell>
              <table:table-cell office:value-type="float" office:value="15.536">
                <text:p>15.5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052">
                <text:p>15.052</text:p>
              </table:table-cell>
              <table:table-cell office:value-type="float" office:value="16.592">
                <text:p>16.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771cm" svg:height="12.83cm" xlink:href=".." xlink:type="simple" chart:class="chart:bar" chart:style-name="ch1">
        <chart:title svg:x="9.966cm" svg:y="0.392cm" chart:style-name="ch2">
          <text:p>test with filter</text:p>
        </chart:title>
        <chart:legend chart:legend-position="end" svg:x="20.428cm" svg:y="5.867cm" style:legend-expansion="high" chart:style-name="ch3"/>
        <chart:plot-area chart:style-name="ch4" table:cell-range-address="Foglio1.A35:Foglio1.B58" svg:x="1.466cm" svg:y="1.427cm" svg:width="18.507cm" svg:height="10.166cm">
          <chartooo:coordinate-region svg:x="2.087cm" svg:y="1.626cm" svg:width="17.886cm" svg:height="9.32cm"/>
          <chart:axis chart:dimension="x" chart:name="primary-x" chart:style-name="ch5">
            <chart:title svg:x="9.59cm" svg:y="11.849cm" chart:style-name="ch6">
              <text:p>measurements</text:p>
            </chart:title>
          </chart:axis>
          <chart:axis chart:dimension="y" chart:name="primary-y" chart:style-name="ch7">
            <chart:title svg:x="0.451cm" svg:y="7.057cm" chart:style-name="ch8">
              <text:p>meter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Foglio1.A35:Foglio1.A58" chart:class="chart:bar">
            <chart:data-point chart:repeated="24"/>
          </chart:series>
          <chart:series chart:style-name="ch12" chart:values-cell-range-address="Foglio1.B35:Foglio1.B58" chart:class="chart:bar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92">
                <text:p>1.992</text:p>
                <draw:g>
                  <svg:desc>Foglio1.A35:Foglio1.A58</svg:desc>
                </draw:g>
              </table:table-cell>
              <table:table-cell office:value-type="float" office:value="1.988">
                <text:p>1.988</text:p>
                <draw:g>
                  <svg:desc>Foglio1.B35:Foglio1.B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58">
                <text:p>2.558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85">
                <text:p>2.985</text:p>
              </table:table-cell>
              <table:table-cell office:value-type="float" office:value="2.972">
                <text:p>2.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27">
                <text:p>3.527</text:p>
              </table:table-cell>
              <table:table-cell office:value-type="float" office:value="3.487">
                <text:p>3.4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7">
                <text:p>4.07</text:p>
              </table:table-cell>
              <table:table-cell office:value-type="float" office:value="4.031">
                <text:p>4.0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1">
                <text:p>4.51</text:p>
              </table:table-cell>
              <table:table-cell office:value-type="float" office:value="4.562">
                <text:p>4.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087">
                <text:p>5.087</text:p>
              </table:table-cell>
              <table:table-cell office:value-type="float" office:value="5.127">
                <text:p>5.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475">
                <text:p>5.475</text:p>
              </table:table-cell>
              <table:table-cell office:value-type="float" office:value="5.535">
                <text:p>5.5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94">
                <text:p>5.994</text:p>
              </table:table-cell>
              <table:table-cell office:value-type="float" office:value="6.054">
                <text:p>6.0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15">
                <text:p>6.515</text:p>
              </table:table-cell>
              <table:table-cell office:value-type="float" office:value="6.554">
                <text:p>6.5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03">
                <text:p>7.03</text:p>
              </table:table-cell>
              <table:table-cell office:value-type="float" office:value="7.157">
                <text:p>7.1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502">
                <text:p>7.502</text:p>
              </table:table-cell>
              <table:table-cell office:value-type="float" office:value="7.536">
                <text:p>7.5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129">
                <text:p>8.129</text:p>
              </table:table-cell>
              <table:table-cell office:value-type="float" office:value="8.338">
                <text:p>8.3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517">
                <text:p>8.517</text:p>
              </table:table-cell>
              <table:table-cell office:value-type="float" office:value="8.685">
                <text:p>8.6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015">
                <text:p>9.015</text:p>
              </table:table-cell>
              <table:table-cell office:value-type="float" office:value="9.044">
                <text:p>9.0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488">
                <text:p>9.488</text:p>
              </table:table-cell>
              <table:table-cell office:value-type="float" office:value="9.648">
                <text:p>9.6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061">
                <text:p>10.061</text:p>
              </table:table-cell>
              <table:table-cell office:value-type="float" office:value="10.407">
                <text:p>10.4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569">
                <text:p>10.569</text:p>
              </table:table-cell>
              <table:table-cell office:value-type="float" office:value="10.725">
                <text:p>10.7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099">
                <text:p>11.099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564">
                <text:p>11.564</text:p>
              </table:table-cell>
              <table:table-cell office:value-type="float" office:value="11.78">
                <text:p>11.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001">
                <text:p>12.001</text:p>
              </table:table-cell>
              <table:table-cell office:value-type="float" office:value="12.469">
                <text:p>12.4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48">
                <text:p>12.48</text:p>
              </table:table-cell>
              <table:table-cell office:value-type="float" office:value="12.848">
                <text:p>12.8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007">
                <text:p>13.007</text:p>
              </table:table-cell>
              <table:table-cell office:value-type="float" office:value="13.206">
                <text:p>13.2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543">
                <text:p>13.543</text:p>
              </table:table-cell>
              <table:table-cell office:value-type="float" office:value="13.874">
                <text:p>13.8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905cm" svg:height="12.902cm" xlink:href=".." xlink:type="simple" chart:class="chart:bar" chart:column-mapping="1 0 2" chart:style-name="ch1">
        <chart:title svg:x="11.884cm" svg:y="0.394cm" chart:style-name="ch2">
          <text:p>filter vs no filter test</text:p>
        </chart:title>
        <chart:legend chart:legend-position="end" svg:x="25.324cm" svg:y="5.654cm" style:legend-expansion="high" chart:style-name="ch3"/>
        <chart:plot-area chart:style-name="ch4" table:cell-range-address="Foglio1.A64:Foglio1.C91" chart:data-source-has-labels="row" svg:x="1.569cm" svg:y="1.431cm" svg:width="23.197cm" svg:height="10.232cm">
          <chartooo:coordinate-region svg:x="2.19cm" svg:y="1.63cm" svg:width="22.576cm" svg:height="9.386cm"/>
          <chart:axis chart:dimension="x" chart:name="primary-x" chart:style-name="ch5">
            <chart:title svg:x="12.038cm" svg:y="11.921cm" chart:style-name="ch6">
              <text:p>measurements</text:p>
            </chart:title>
          </chart:axis>
          <chart:axis chart:dimension="y" chart:name="primary-y" chart:style-name="ch7">
            <chart:title svg:x="0.451cm" svg:y="8.033cm" chart:style-name="ch8">
              <text:p>meters from camera</text:p>
            </chart:title>
            <chart:grid chart:style-name="ch9" chart:class="major"/>
          </chart:axis>
          <chart:series chart:style-name="ch10" chart:values-cell-range-address="Foglio1.B65:Foglio1.B91" chart:label-cell-address="Foglio1.B64:Foglio1.B64" chart:class="chart:bar">
            <chart:data-point chart:repeated="27"/>
          </chart:series>
          <chart:series chart:style-name="ch11" chart:values-cell-range-address="Foglio1.A65:Foglio1.A91" chart:label-cell-address="Foglio1.A64:Foglio1.A64" chart:class="chart:bar">
            <chart:data-point chart:repeated="27"/>
          </chart:series>
          <chart:series chart:style-name="ch12" chart:values-cell-range-address="Foglio1.C65:Foglio1.C91" chart:label-cell-address="Foglio1.C64:Foglio1.C64" chart:class="chart:bar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filter</text:p>
                <draw:g>
                  <svg:desc>Foglio1.B64:Foglio1.B64</svg:desc>
                </draw:g>
              </table:table-cell>
              <table:table-cell office:value-type="string">
                <text:p>ground truth</text:p>
                <draw:g>
                  <svg:desc>Foglio1.A64:Foglio1.A64</svg:desc>
                </draw:g>
              </table:table-cell>
              <table:table-cell office:value-type="string">
                <text:p>filter</text:p>
                <draw:g>
                  <svg:desc>Foglio1.C64:Foglio1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29">
                <text:p>1.929</text:p>
                <draw:g>
                  <svg:desc>Foglio1.B65:Foglio1.B91</svg:desc>
                </draw:g>
              </table:table-cell>
              <table:table-cell office:value-type="float" office:value="2">
                <text:p>2</text:p>
                <draw:g>
                  <svg:desc>Foglio1.A65:Foglio1.A91</svg:desc>
                </draw:g>
              </table:table-cell>
              <table:table-cell office:value-type="float" office:value="1.996">
                <text:p>1.996</text:p>
                <draw:g>
                  <svg:desc>Foglio1.C65:Foglio1.C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41">
                <text:p>2.441</text:p>
              </table:table-cell>
              <table:table-cell office:value-type="float" office:value="2.5">
                <text:p>2.5</text:p>
              </table:table-cell>
              <table:table-cell office:value-type="float" office:value="2.482">
                <text:p>2.4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83">
                <text:p>2.983</text:p>
              </table:table-cell>
              <table:table-cell office:value-type="float" office:value="3">
                <text:p>3</text:p>
              </table:table-cell>
              <table:table-cell office:value-type="float" office:value="2.987">
                <text:p>2.9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54">
                <text:p>3.454</text:p>
              </table:table-cell>
              <table:table-cell office:value-type="float" office:value="3.5">
                <text:p>3.5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71">
                <text:p>3.971</text:p>
              </table:table-cell>
              <table:table-cell office:value-type="float" office:value="4">
                <text:p>4</text:p>
              </table:table-cell>
              <table:table-cell office:value-type="float" office:value="3.961">
                <text:p>3.9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499">
                <text:p>4.499</text:p>
              </table:table-cell>
              <table:table-cell office:value-type="float" office:value="4.5">
                <text:p>4.5</text:p>
              </table:table-cell>
              <table:table-cell office:value-type="float" office:value="4.552">
                <text:p>4.5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042">
                <text:p>5.042</text:p>
              </table:table-cell>
              <table:table-cell office:value-type="float" office:value="5">
                <text:p>5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9">
                <text:p>5.59</text:p>
              </table:table-cell>
              <table:table-cell office:value-type="float" office:value="5.5">
                <text:p>5.5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059">
                <text:p>6.059</text:p>
              </table:table-cell>
              <table:table-cell office:value-type="float" office:value="6">
                <text:p>6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62">
                <text:p>6.562</text:p>
              </table:table-cell>
              <table:table-cell office:value-type="float" office:value="6.5">
                <text:p>6.5</text:p>
              </table:table-cell>
              <table:table-cell office:value-type="float" office:value="6.539">
                <text:p>6.5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194">
                <text:p>7.194</text:p>
              </table:table-cell>
              <table:table-cell office:value-type="float" office:value="7">
                <text:p>7</text:p>
              </table:table-cell>
              <table:table-cell office:value-type="float" office:value="7.127">
                <text:p>7.1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627">
                <text:p>7.627</text:p>
              </table:table-cell>
              <table:table-cell office:value-type="float" office:value="7.5">
                <text:p>7.5</text:p>
              </table:table-cell>
              <table:table-cell office:value-type="float" office:value="7.534">
                <text:p>7.5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252">
                <text:p>8.252</text:p>
              </table:table-cell>
              <table:table-cell office:value-type="float" office:value="8">
                <text:p>8</text:p>
              </table:table-cell>
              <table:table-cell office:value-type="float" office:value="8.209">
                <text:p>8.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677">
                <text:p>8.677</text:p>
              </table:table-cell>
              <table:table-cell office:value-type="float" office:value="8.5">
                <text:p>8.5</text:p>
              </table:table-cell>
              <table:table-cell office:value-type="float" office:value="8.668">
                <text:p>8.6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12">
                <text:p>9.12</text:p>
              </table:table-cell>
              <table:table-cell office:value-type="float" office:value="9">
                <text:p>9</text:p>
              </table:table-cell>
              <table:table-cell office:value-type="float" office:value="9.029">
                <text:p>9.0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92">
                <text:p>9.92</text:p>
              </table:table-cell>
              <table:table-cell office:value-type="float" office:value="9.5">
                <text:p>9.5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344">
                <text:p>10.344</text:p>
              </table:table-cell>
              <table:table-cell office:value-type="float" office:value="10">
                <text:p>10</text:p>
              </table:table-cell>
              <table:table-cell office:value-type="float" office:value="10.346">
                <text:p>10.3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944">
                <text:p>10.944</text:p>
              </table:table-cell>
              <table:table-cell office:value-type="float" office:value="10.5">
                <text:p>10.5</text:p>
              </table:table-cell>
              <table:table-cell office:value-type="float" office:value="10.656">
                <text:p>10.6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134">
                <text:p>11.134</text:p>
              </table:table-cell>
              <table:table-cell office:value-type="float" office:value="11">
                <text:p>11</text:p>
              </table:table-cell>
              <table:table-cell office:value-type="float" office:value="11.071">
                <text:p>11.0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785">
                <text:p>11.785</text:p>
              </table:table-cell>
              <table:table-cell office:value-type="float" office:value="11.5">
                <text:p>11.5</text:p>
              </table:table-cell>
              <table:table-cell office:value-type="float" office:value="11.716">
                <text:p>11.7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494">
                <text:p>12.494</text:p>
              </table:table-cell>
              <table:table-cell office:value-type="float" office:value="12">
                <text:p>12</text:p>
              </table:table-cell>
              <table:table-cell office:value-type="float" office:value="12.468">
                <text:p>12.4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179">
                <text:p>13.179</text:p>
              </table:table-cell>
              <table:table-cell office:value-type="float" office:value="12.5">
                <text:p>12.5</text:p>
              </table:table-cell>
              <table:table-cell office:value-type="float" office:value="12.868">
                <text:p>12.8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699">
                <text:p>13.699</text:p>
              </table:table-cell>
              <table:table-cell office:value-type="float" office:value="13">
                <text:p>13</text:p>
              </table:table-cell>
              <table:table-cell office:value-type="float" office:value="13.199">
                <text:p>13.1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14">
                <text:p>14.14</text:p>
              </table:table-cell>
              <table:table-cell office:value-type="float" office:value="13.5">
                <text:p>13.5</text:p>
              </table:table-cell>
              <table:table-cell office:value-type="float" office:value="13.831">
                <text:p>13.8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813">
                <text:p>14.813</text:p>
              </table:table-cell>
              <table:table-cell office:value-type="float" office:value="14">
                <text:p>14</text:p>
              </table:table-cell>
              <table:table-cell office:value-type="float" office:value="14.347">
                <text:p>14.3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527">
                <text:p>15.527</text:p>
              </table:table-cell>
              <table:table-cell office:value-type="float" office:value="14.5">
                <text:p>14.5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54">
                <text:p>16.54</text:p>
              </table:table-cell>
              <table:table-cell office:value-type="float" office:value="15">
                <text:p>15</text:p>
              </table:table-cell>
              <table:table-cell office:value-type="float" office:value="15.494">
                <text:p>15.4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484cm" svg:height="9.587cm" xlink:href=".." xlink:type="simple" chart:class="chart:bar" chart:style-name="ch1">
        <chart:title svg:x="13.063cm" svg:y="0.327cm" chart:style-name="ch2">
          <text:p>errors</text:p>
        </chart:title>
        <chart:legend chart:legend-position="end" svg:x="25.591cm" svg:y="4.245cm" style:legend-expansion="high" chart:style-name="ch3"/>
        <chart:plot-area chart:style-name="ch4" table:cell-range-address="Foglio1.B95:Foglio1.C122" chart:data-source-has-labels="row" svg:x="1.56cm" svg:y="1.297cm" svg:width="23.482cm" svg:height="7.118cm">
          <chartooo:coordinate-region svg:x="2.393cm" svg:y="1.496cm" svg:width="22.649cm" svg:height="6.72cm"/>
          <chart:axis chart:dimension="x" chart:name="primary-x" chart:style-name="ch5">
            <chart:title svg:x="12.252cm" svg:y="8.606cm" chart:style-name="ch6">
              <text:p>measurement</text:p>
            </chart:title>
          </chart:axis>
          <chart:axis chart:dimension="y" chart:name="primary-y" chart:style-name="ch7">
            <chart:title svg:x="0.451cm" svg:y="5.403cm" chart:style-name="ch8">
              <text:p>meters</text:p>
            </chart:title>
            <chart:grid chart:style-name="ch9" chart:class="major"/>
          </chart:axis>
          <chart:series chart:style-name="ch10" chart:values-cell-range-address="Foglio1.B96:Foglio1.B122" chart:label-cell-address="Foglio1.B95:Foglio1.B95" chart:class="chart:bar">
            <chart:data-point chart:repeated="27"/>
          </chart:series>
          <chart:series chart:style-name="ch11" chart:values-cell-range-address="Foglio1.C96:Foglio1.C122" chart:label-cell-address="Foglio1.C95:Foglio1.C95" chart:class="chart:ba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ter</text:p>
                <draw:g>
                  <svg:desc>Foglio1.B95:Foglio1.B95</svg:desc>
                </draw:g>
              </table:table-cell>
              <table:table-cell office:value-type="string">
                <text:p>no filter</text:p>
                <draw:g>
                  <svg:desc>Foglio1.C95:Foglio1.C9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">
                <text:p>0.004</text:p>
                <draw:g>
                  <svg:desc>Foglio1.B96:Foglio1.B122</svg:desc>
                </draw:g>
              </table:table-cell>
              <table:table-cell office:value-type="float" office:value="0.0710000000000002">
                <text:p>0.0710000000000002</text:p>
                <draw:g>
                  <svg:desc>Foglio1.C96:Foglio1.C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79999999999998">
                <text:p>0.0179999999999998</text:p>
              </table:table-cell>
              <table:table-cell office:value-type="float" office:value="0.0590000000000002">
                <text:p>0.0590000000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9999999999999">
                <text:p>0.0129999999999999</text:p>
              </table:table-cell>
              <table:table-cell office:value-type="float" office:value="0.0169999999999999">
                <text:p>0.016999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459999999999998">
                <text:p>0.0459999999999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90000000000006">
                <text:p>0.0390000000000006</text:p>
              </table:table-cell>
              <table:table-cell office:value-type="float" office:value="0.0289999999999999">
                <text:p>0.02899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520000000000005">
                <text:p>-0.0520000000000005</text:p>
              </table:table-cell>
              <table:table-cell office:value-type="float" office:value="0.00100000000000033">
                <text:p>0.001000000000000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4">
                <text:p>-0.04</text:p>
              </table:table-cell>
              <table:table-cell office:value-type="float" office:value="-0.0420000000000007">
                <text:p>-0.0420000000000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600000000000005">
                <text:p>-0.0600000000000005</text:p>
              </table:table-cell>
              <table:table-cell office:value-type="float" office:value="-0.0899999999999999">
                <text:p>-0.089999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600000000000005">
                <text:p>-0.0600000000000005</text:p>
              </table:table-cell>
              <table:table-cell office:value-type="float" office:value="-0.0590000000000002">
                <text:p>-0.059000000000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390000000000006">
                <text:p>-0.0390000000000006</text:p>
              </table:table-cell>
              <table:table-cell office:value-type="float" office:value="-0.0620000000000003">
                <text:p>-0.06200000000000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27">
                <text:p>-0.127</text:p>
              </table:table-cell>
              <table:table-cell office:value-type="float" office:value="-0.194">
                <text:p>-0.1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339999999999998">
                <text:p>-0.0339999999999998</text:p>
              </table:table-cell>
              <table:table-cell office:value-type="float" office:value="-0.127">
                <text:p>-0.1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09">
                <text:p>-0.209</text:p>
              </table:table-cell>
              <table:table-cell office:value-type="float" office:value="-0.252000000000001">
                <text:p>-0.25200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68000000000001">
                <text:p>-0.168000000000001</text:p>
              </table:table-cell>
              <table:table-cell office:value-type="float" office:value="-0.177000000000001">
                <text:p>-0.17700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289999999999999">
                <text:p>-0.0289999999999999</text:p>
              </table:table-cell>
              <table:table-cell office:value-type="float" office:value="-0.119999999999999">
                <text:p>-0.1199999999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6">
                <text:p>-0.16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46">
                <text:p>-0.346</text:p>
              </table:table-cell>
              <table:table-cell office:value-type="float" office:value="-0.343999999999999">
                <text:p>-0.3439999999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55999999999999">
                <text:p>-0.155999999999999</text:p>
              </table:table-cell>
              <table:table-cell office:value-type="float" office:value="-0.444000000000001">
                <text:p>-0.4440000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709999999999997">
                <text:p>-0.0709999999999997</text:p>
              </table:table-cell>
              <table:table-cell office:value-type="float" office:value="-0.134">
                <text:p>-0.1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15999999999999">
                <text:p>-0.215999999999999</text:p>
              </table:table-cell>
              <table:table-cell office:value-type="float" office:value="-0.285">
                <text:p>-0.2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468">
                <text:p>-0.468</text:p>
              </table:table-cell>
              <table:table-cell office:value-type="float" office:value="-0.494000000000002">
                <text:p>-0.49400000000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368">
                <text:p>-0.368</text:p>
              </table:table-cell>
              <table:table-cell office:value-type="float" office:value="-0.678999999999999">
                <text:p>-0.678999999999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99">
                <text:p>-0.199</text:p>
              </table:table-cell>
              <table:table-cell office:value-type="float" office:value="-0.699">
                <text:p>-0.6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331000000000001">
                <text:p>-0.331000000000001</text:p>
              </table:table-cell>
              <table:table-cell office:value-type="float" office:value="-0.639999999999999">
                <text:p>-0.639999999999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347">
                <text:p>-0.347</text:p>
              </table:table-cell>
              <table:table-cell office:value-type="float" office:value="-0.813000000000001">
                <text:p>-0.8130000000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5">
                <text:p>-0.25</text:p>
              </table:table-cell>
              <table:table-cell office:value-type="float" office:value="-1.027">
                <text:p>-1.0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494">
                <text:p>-0.494</text:p>
              </table:table-cell>
              <table:table-cell office:value-type="float" office:value="-1.54">
                <text:p>-1.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839cm" svg:height="13.178cm" xlink:href=".." xlink:type="simple" chart:class="chart:line" chart:style-name="ch1">
        <chart:legend chart:legend-position="end" svg:x="23.669cm" svg:y="5.792cm" style:legend-expansion="high" chart:style-name="ch2"/>
        <chart:plot-area chart:style-name="ch3" table:cell-range-address="Foglio1.A64:Foglio1.C91" chart:data-source-has-labels="row" svg:x="1.547cm" svg:y="0.263cm" svg:width="21.586cm" svg:height="11.671cm">
          <chartooo:coordinate-region svg:x="1.983cm" svg:y="0.462cm" svg:width="20.778cm" svg:height="10.825cm"/>
          <chart:axis chart:dimension="x" chart:name="primary-x" chart:style-name="ch4">
            <chart:title svg:x="11.211cm" svg:y="12.197cm" chart:style-name="ch5">
              <text:p>measurements</text:p>
            </chart:title>
          </chart:axis>
          <chart:axis chart:dimension="y" chart:name="primary-y" chart:style-name="ch4">
            <chart:title svg:x="0.451cm" svg:y="6.645cm" chart:style-name="ch6">
              <text:p>meter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Foglio1.A65:Foglio1.A91" chart:label-cell-address="Foglio1.A64:Foglio1.A64" chart:class="chart:line">
            <chart:data-point chart:repeated="27"/>
          </chart:series>
          <chart:series chart:style-name="ch10" chart:values-cell-range-address="Foglio1.B65:Foglio1.B91" chart:label-cell-address="Foglio1.B64:Foglio1.B64" chart:class="chart:line">
            <chart:data-point chart:repeated="27"/>
          </chart:series>
          <chart:series chart:style-name="ch11" chart:values-cell-range-address="Foglio1.C65:Foglio1.C91" chart:label-cell-address="Foglio1.C64:Foglio1.C64" chart:class="chart:line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ound truth</text:p>
                <draw:g>
                  <svg:desc>Foglio1.A64:Foglio1.A64</svg:desc>
                </draw:g>
              </table:table-cell>
              <table:table-cell office:value-type="string">
                <text:p>no filter</text:p>
                <draw:g>
                  <svg:desc>Foglio1.B64:Foglio1.B64</svg:desc>
                </draw:g>
              </table:table-cell>
              <table:table-cell office:value-type="string">
                <text:p>filter</text:p>
                <draw:g>
                  <svg:desc>Foglio1.C64:Foglio1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oglio1.A65:Foglio1.A91</svg:desc>
                </draw:g>
              </table:table-cell>
              <table:table-cell office:value-type="float" office:value="1.929">
                <text:p>1.929</text:p>
                <draw:g>
                  <svg:desc>Foglio1.B65:Foglio1.B91</svg:desc>
                </draw:g>
              </table:table-cell>
              <table:table-cell office:value-type="float" office:value="1.996">
                <text:p>1.996</text:p>
                <draw:g>
                  <svg:desc>Foglio1.C65:Foglio1.C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2.441">
                <text:p>2.441</text:p>
              </table:table-cell>
              <table:table-cell office:value-type="float" office:value="2.482">
                <text:p>2.4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83">
                <text:p>2.983</text:p>
              </table:table-cell>
              <table:table-cell office:value-type="float" office:value="2.987">
                <text:p>2.9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3.454">
                <text:p>3.454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971">
                <text:p>3.971</text:p>
              </table:table-cell>
              <table:table-cell office:value-type="float" office:value="3.961">
                <text:p>3.9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4.499">
                <text:p>4.499</text:p>
              </table:table-cell>
              <table:table-cell office:value-type="float" office:value="4.552">
                <text:p>4.5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.042">
                <text:p>5.042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5.59">
                <text:p>5.59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.059">
                <text:p>6.059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6.562">
                <text:p>6.562</text:p>
              </table:table-cell>
              <table:table-cell office:value-type="float" office:value="6.539">
                <text:p>6.5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.194">
                <text:p>7.194</text:p>
              </table:table-cell>
              <table:table-cell office:value-type="float" office:value="7.127">
                <text:p>7.1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5">
                <text:p>7.5</text:p>
              </table:table-cell>
              <table:table-cell office:value-type="float" office:value="7.627">
                <text:p>7.627</text:p>
              </table:table-cell>
              <table:table-cell office:value-type="float" office:value="7.534">
                <text:p>7.5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8.252">
                <text:p>8.252</text:p>
              </table:table-cell>
              <table:table-cell office:value-type="float" office:value="8.209">
                <text:p>8.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5">
                <text:p>8.5</text:p>
              </table:table-cell>
              <table:table-cell office:value-type="float" office:value="8.677">
                <text:p>8.677</text:p>
              </table:table-cell>
              <table:table-cell office:value-type="float" office:value="8.668">
                <text:p>8.6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9.12">
                <text:p>9.12</text:p>
              </table:table-cell>
              <table:table-cell office:value-type="float" office:value="9.029">
                <text:p>9.0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5">
                <text:p>9.5</text:p>
              </table:table-cell>
              <table:table-cell office:value-type="float" office:value="9.92">
                <text:p>9.92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0.344">
                <text:p>10.344</text:p>
              </table:table-cell>
              <table:table-cell office:value-type="float" office:value="10.346">
                <text:p>10.3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5">
                <text:p>10.5</text:p>
              </table:table-cell>
              <table:table-cell office:value-type="float" office:value="10.944">
                <text:p>10.944</text:p>
              </table:table-cell>
              <table:table-cell office:value-type="float" office:value="10.656">
                <text:p>10.6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1.134">
                <text:p>11.134</text:p>
              </table:table-cell>
              <table:table-cell office:value-type="float" office:value="11.071">
                <text:p>11.0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5">
                <text:p>11.5</text:p>
              </table:table-cell>
              <table:table-cell office:value-type="float" office:value="11.785">
                <text:p>11.785</text:p>
              </table:table-cell>
              <table:table-cell office:value-type="float" office:value="11.716">
                <text:p>11.7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12.494">
                <text:p>12.494</text:p>
              </table:table-cell>
              <table:table-cell office:value-type="float" office:value="12.468">
                <text:p>12.4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5">
                <text:p>12.5</text:p>
              </table:table-cell>
              <table:table-cell office:value-type="float" office:value="13.179">
                <text:p>13.179</text:p>
              </table:table-cell>
              <table:table-cell office:value-type="float" office:value="12.868">
                <text:p>12.8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13.699">
                <text:p>13.699</text:p>
              </table:table-cell>
              <table:table-cell office:value-type="float" office:value="13.199">
                <text:p>13.1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5">
                <text:p>13.5</text:p>
              </table:table-cell>
              <table:table-cell office:value-type="float" office:value="14.14">
                <text:p>14.14</text:p>
              </table:table-cell>
              <table:table-cell office:value-type="float" office:value="13.831">
                <text:p>13.8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14.813">
                <text:p>14.813</text:p>
              </table:table-cell>
              <table:table-cell office:value-type="float" office:value="14.347">
                <text:p>14.3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5">
                <text:p>14.5</text:p>
              </table:table-cell>
              <table:table-cell office:value-type="float" office:value="15.527">
                <text:p>15.527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16.54">
                <text:p>16.54</text:p>
              </table:table-cell>
              <table:table-cell office:value-type="float" office:value="15.494">
                <text:p>15.49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